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.999cm" svg:height="8.999cm" svg:x="0.134cm" svg:y="9.695cm">
            <draw:object draw:notify-on-update-of-ranges="Hoja1.A1:Hoja1.A1 Hoja1.A2:Hoja1.A21 Hoja1.B1:Hoja1.B1 Hoja1.B2:Hoja1.B21 Hoja1.C1:Hoja1.C1 Hoja1.C2:Hoja1.C21 Hoja1.D1:Hoja1.D1 Hoja1.D2:Hoja1.D21 Hoja1.E1:Hoja1.E1 Hoja1.E2:Hoja1.E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0500" calcext:value-type="float">
            <text:p>10500</text:p>
          </table:table-cell>
          <table:table-cell office:value-type="float" office:value="11000" calcext:value-type="float">
            <text:p>11000</text:p>
          </table:table-cell>
          <table:table-cell office:value-type="float" office:value="11500" calcext:value-type="float">
            <text:p>1150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027" calcext:value-type="float">
            <text:p>61027</text:p>
          </table:table-cell>
          <table:table-cell office:value-type="float" office:value="61147" calcext:value-type="float">
            <text:p>61147</text:p>
          </table:table-cell>
          <table:table-cell office:value-type="float" office:value="61947" calcext:value-type="float">
            <text:p>61947</text:p>
          </table:table-cell>
          <table:table-cell office:value-type="float" office:value="61757" calcext:value-type="float">
            <text:p>61757</text:p>
          </table:table-cell>
          <table:table-cell/>
          <table:table-cell table:formula="of:=COUNT([.B2:.C21])" office:value-type="float" office:value="31" calcext:value-type="float">
            <text:p>31</text:p>
          </table:table-cell>
          <table:table-cell office:value-type="string" calcext:value-type="string">
            <text:p><text:a xlink:href="mailto:leandro.boisselier@gmail.com" xlink:type="simple">leandro.boisselier@gmail.com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63247" calcext:value-type="float">
            <text:p>63247</text:p>
          </table:table-cell>
          <table:table-cell table:number-columns-repeated="3"/>
          <table:table-cell table:formula="of:=COUNT([.D2:.E21])" office:value-type="float" office:value="24" calcext:value-type="float">
            <text:p>24</text:p>
          </table:table-cell>
          <table:table-cell office:value-type="string" calcext:value-type="string">
            <text:p><text:a xlink:href="mailto:lmbsoft@gmail.com" xlink:type="simple">lmbsoft@gmail.com</text:a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2677" calcext:value-type="float">
            <text:p>62677</text:p>
          </table:table-cell>
          <table:table-cell office:value-type="float" office:value="62417" calcext:value-type="float">
            <text:p>62417</text:p>
          </table:table-cell>
          <table:table-cell office:value-type="float" office:value="63707" calcext:value-type="float">
            <text:p>63707</text:p>
          </table:table-cell>
          <table:table-cell office:value-type="float" office:value="62567" calcext:value-type="float">
            <text:p>6256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63787" calcext:value-type="float">
            <text:p>6378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63137" calcext:value-type="float">
            <text:p>63137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64327" calcext:value-type="float">
            <text:p>64327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3317" calcext:value-type="float">
            <text:p>63317</text:p>
          </table:table-cell>
          <table:table-cell office:value-type="float" office:value="63097" calcext:value-type="float">
            <text:p>63097</text:p>
          </table:table-cell>
          <table:table-cell office:value-type="float" office:value="63827" calcext:value-type="float">
            <text:p>63827</text:p>
          </table:table-cell>
          <table:table-cell office:value-type="float" office:value="62837" calcext:value-type="float">
            <text:p>6283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2097" calcext:value-type="float">
            <text:p>62097</text:p>
          </table:table-cell>
          <table:table-cell office:value-type="float" office:value="63897" calcext:value-type="float">
            <text:p>63897</text:p>
          </table:table-cell>
          <table:table-cell office:value-type="float" office:value="63507" calcext:value-type="float">
            <text:p>63507</text:p>
          </table:table-cell>
          <table:table-cell office:value-type="float" office:value="62837" calcext:value-type="float">
            <text:p>62837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3667" calcext:value-type="float">
            <text:p>63667</text:p>
          </table:table-cell>
          <table:table-cell office:value-type="float" office:value="63557" calcext:value-type="float">
            <text:p>63557</text:p>
          </table:table-cell>
          <table:table-cell office:value-type="float" office:value="63087" calcext:value-type="float">
            <text:p>63087</text:p>
          </table:table-cell>
          <table:table-cell office:value-type="float" office:value="62297" calcext:value-type="float">
            <text:p>6229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63967" calcext:value-type="float">
            <text:p>63967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3327" calcext:value-type="float">
            <text:p>63327</text:p>
          </table:table-cell>
          <table:table-cell office:value-type="float" office:value="63917" calcext:value-type="float">
            <text:p>63917</text:p>
          </table:table-cell>
          <table:table-cell office:value-type="float" office:value="63447" calcext:value-type="float">
            <text:p>63447</text:p>
          </table:table-cell>
          <table:table-cell office:value-type="float" office:value="62287" calcext:value-type="float">
            <text:p>62287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64347" calcext:value-type="float">
            <text:p>64347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2977" calcext:value-type="float">
            <text:p>62977</text:p>
          </table:table-cell>
          <table:table-cell office:value-type="float" office:value="64717" calcext:value-type="float">
            <text:p>64717</text:p>
          </table:table-cell>
          <table:table-cell office:value-type="float" office:value="63777" calcext:value-type="float">
            <text:p>63777</text:p>
          </table:table-cell>
          <table:table-cell office:value-type="float" office:value="62297" calcext:value-type="float">
            <text:p>62297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64327" calcext:value-type="float">
            <text:p>64327</text:p>
          </table:table-cell>
          <table:table-cell office:value-type="float" office:value="63377" calcext:value-type="float">
            <text:p>63377</text:p>
          </table:table-cell>
          <table:table-cell office:value-type="float" office:value="62277" calcext:value-type="float">
            <text:p>62277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2187" calcext:value-type="float">
            <text:p>62187</text:p>
          </table:table-cell>
          <table:table-cell office:value-type="float" office:value="64457" calcext:value-type="float">
            <text:p>64457</text:p>
          </table:table-cell>
          <table:table-cell office:value-type="float" office:value="63317" calcext:value-type="float">
            <text:p>63317</text:p>
          </table:table-cell>
          <table:table-cell office:value-type="float" office:value="62327" calcext:value-type="float">
            <text:p>62327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64417" calcext:value-type="float">
            <text:p>64417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3707" calcext:value-type="float">
            <text:p>63707</text:p>
          </table:table-cell>
          <table:table-cell office:value-type="float" office:value="64747" calcext:value-type="float">
            <text:p>64747</text:p>
          </table:table-cell>
          <table:table-cell office:value-type="float" office:value="63437" calcext:value-type="float">
            <text:p>63437</text:p>
          </table:table-cell>
          <table:table-cell office:value-type="float" office:value="62297" calcext:value-type="float">
            <text:p>62297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64557" calcext:value-type="float">
            <text:p>64557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3797" calcext:value-type="float">
            <text:p>63797</text:p>
          </table:table-cell>
          <table:table-cell office:value-type="float" office:value="64427" calcext:value-type="float">
            <text:p>64427</text:p>
          </table:table-cell>
          <table:table-cell office:value-type="float" office:value="63327" calcext:value-type="float">
            <text:p>63327</text:p>
          </table:table-cell>
          <table:table-cell office:value-type="float" office:value="61917" calcext:value-type="float">
            <text:p>61917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3787" calcext:value-type="float">
            <text:p>63787</text:p>
          </table:table-cell>
          <table:table-cell office:value-type="float" office:value="64357" calcext:value-type="float">
            <text:p>64357</text:p>
          </table:table-cell>
          <table:table-cell office:value-type="float" office:value="63287" calcext:value-type="float">
            <text:p>63287</text:p>
          </table:table-cell>
          <table:table-cell office:value-type="float" office:value="61887" calcext:value-type="float">
            <text:p>6188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3T17:33:34.444936980</meta:creation-date>
    <dc:date>2024-05-13T19:50:45.832053109</dc:date>
    <meta:editing-duration>PT1H28M2S</meta:editing-duration>
    <meta:editing-cycles>12</meta:editing-cycles>
    <meta:generator>LibreOffice/6.4.7.2$Linux_X86_64 LibreOffice_project/40$Build-2</meta:generator>
    <meta:document-statistic meta:table-count="1" meta:cell-count="8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8cm" svg:y="0.316cm" chart:style-name="ch2">
          <text:p>Análisis carga kaggle</text:p>
        </chart:title>
        <chart:subtitle svg:x="6.25cm" svg:y="1.275cm" chart:style-name="ch3">
          <text:p>leaderboard público</text:p>
        </chart:subtitle>
        <chart:legend chart:legend-position="end" svg:x="13.73cm" svg:y="3.454cm" style:legend-expansion="high" chart:style-name="ch4"/>
        <chart:plot-area chart:style-name="ch5" table:cell-range-address="Hoja1.A1:Hoja1.E21" chart:data-source-has-labels="both" svg:x="1.331cm" svg:y="2.138cm" svg:width="12.079cm" svg:height="5.701cm">
          <chartooo:coordinate-region svg:x="2.508cm" svg:y="2.337cm" svg:width="10.715cm" svg:height="4.855cm"/>
          <chart:axis chart:dimension="x" chart:name="primary-x" chart:style-name="ch6" chartooo:axis-type="auto">
            <chartooo:date-scale/>
            <chart:title svg:x="6.956cm" svg:y="8.019cm" chart:style-name="ch7">
              <text:p>corte</text:p>
            </chart:title>
            <chart:categories table:cell-range-address="Hoja1.A2:Hoja1.A21"/>
          </chart:axis>
          <chart:axis chart:dimension="y" chart:name="primary-y" chart:style-name="ch6">
            <chart:title svg:x="0.451cm" svg:y="5.561cm" chart:style-name="ch8">
              <text:p>semilla</text:p>
            </chart:title>
            <chart:grid chart:style-name="ch9" chart:class="major"/>
          </chart:axis>
          <chart:series chart:style-name="ch10" chart:values-cell-range-address="Hoja1.B2:Hoja1.B21" chart:label-cell-address="Hoja1.B1:Hoja1.B1" chart:class="chart:line">
            <chart:data-point chart:repeated="20"/>
          </chart:series>
          <chart:series chart:style-name="ch11" chart:values-cell-range-address="Hoja1.C2:Hoja1.C21" chart:label-cell-address="Hoja1.C1:Hoja1.C1" chart:class="chart:line">
            <chart:data-point chart:repeated="20"/>
          </chart:series>
          <chart:series chart:style-name="ch12" chart:values-cell-range-address="Hoja1.D2:Hoja1.D21" chart:label-cell-address="Hoja1.D1:Hoja1.D1" chart:class="chart:line">
            <chart:data-point chart:repeated="20"/>
          </chart:series>
          <chart:series chart:style-name="ch13" chart:values-cell-range-address="Hoja1.E2:Hoja1.E21" chart:label-cell-address="Hoja1.E1:Hoja1.E1" chart:class="chart:line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000</text:p>
                <draw:g>
                  <svg:desc>Hoja1.B1:Hoja1.B1</svg:desc>
                </draw:g>
              </table:table-cell>
              <table:table-cell office:value-type="string">
                <text:p>10500</text:p>
                <draw:g>
                  <svg:desc>Hoja1.C1:Hoja1.C1</svg:desc>
                </draw:g>
              </table:table-cell>
              <table:table-cell office:value-type="string">
                <text:p>11000</text:p>
                <draw:g>
                  <svg:desc>Hoja1.D1:Hoja1.D1</svg:desc>
                </draw:g>
              </table:table-cell>
              <table:table-cell office:value-type="string">
                <text:p>11500</text:p>
                <draw:g>
                  <svg:desc>Hoja1.E1:Hoja1.E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Hoja1.A2:Hoja1.A21</svg:desc>
                </draw:g>
              </table:table-cell>
              <table:table-cell office:value-type="float" office:value="61027">
                <text:p>61027</text:p>
                <draw:g>
                  <svg:desc>Hoja1.B2:Hoja1.B21</svg:desc>
                </draw:g>
              </table:table-cell>
              <table:table-cell office:value-type="float" office:value="61147">
                <text:p>61147</text:p>
                <draw:g>
                  <svg:desc>Hoja1.C2:Hoja1.C21</svg:desc>
                </draw:g>
              </table:table-cell>
              <table:table-cell office:value-type="float" office:value="61947">
                <text:p>61947</text:p>
                <draw:g>
                  <svg:desc>Hoja1.D2:Hoja1.D21</svg:desc>
                </draw:g>
              </table:table-cell>
              <table:table-cell office:value-type="float" office:value="61757">
                <text:p>61757</text:p>
                <draw:g>
                  <svg:desc>Hoja1.E2:Hoja1.E2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63247">
                <text:p>63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62677">
                <text:p>62677</text:p>
              </table:table-cell>
              <table:table-cell office:value-type="float" office:value="62417">
                <text:p>62417</text:p>
              </table:table-cell>
              <table:table-cell office:value-type="float" office:value="63707">
                <text:p>63707</text:p>
              </table:table-cell>
              <table:table-cell office:value-type="float" office:value="62567">
                <text:p>6256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63787">
                <text:p>63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63137">
                <text:p>63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4327">
                <text:p>64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3317">
                <text:p>63317</text:p>
              </table:table-cell>
              <table:table-cell office:value-type="float" office:value="63097">
                <text:p>63097</text:p>
              </table:table-cell>
              <table:table-cell office:value-type="float" office:value="63827">
                <text:p>63827</text:p>
              </table:table-cell>
              <table:table-cell office:value-type="float" office:value="62837">
                <text:p>6283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62097">
                <text:p>62097</text:p>
              </table:table-cell>
              <table:table-cell office:value-type="float" office:value="63897">
                <text:p>63897</text:p>
              </table:table-cell>
              <table:table-cell office:value-type="float" office:value="63507">
                <text:p>63507</text:p>
              </table:table-cell>
              <table:table-cell office:value-type="float" office:value="62837">
                <text:p>6283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63667">
                <text:p>63667</text:p>
              </table:table-cell>
              <table:table-cell office:value-type="float" office:value="63557">
                <text:p>63557</text:p>
              </table:table-cell>
              <table:table-cell office:value-type="float" office:value="63087">
                <text:p>63087</text:p>
              </table:table-cell>
              <table:table-cell office:value-type="float" office:value="62297">
                <text:p>6229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63967">
                <text:p>63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3327">
                <text:p>63327</text:p>
              </table:table-cell>
              <table:table-cell office:value-type="float" office:value="63917">
                <text:p>63917</text:p>
              </table:table-cell>
              <table:table-cell office:value-type="float" office:value="63447">
                <text:p>63447</text:p>
              </table:table-cell>
              <table:table-cell office:value-type="float" office:value="62287">
                <text:p>6228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64347">
                <text:p>64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62977">
                <text:p>62977</text:p>
              </table:table-cell>
              <table:table-cell office:value-type="float" office:value="64717">
                <text:p>64717</text:p>
              </table:table-cell>
              <table:table-cell office:value-type="float" office:value="63777">
                <text:p>63777</text:p>
              </table:table-cell>
              <table:table-cell office:value-type="float" office:value="62297">
                <text:p>6229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64327">
                <text:p>64327</text:p>
              </table:table-cell>
              <table:table-cell office:value-type="float" office:value="63377">
                <text:p>63377</text:p>
              </table:table-cell>
              <table:table-cell office:value-type="float" office:value="62277">
                <text:p>6227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62187">
                <text:p>62187</text:p>
              </table:table-cell>
              <table:table-cell office:value-type="float" office:value="64457">
                <text:p>64457</text:p>
              </table:table-cell>
              <table:table-cell office:value-type="float" office:value="63317">
                <text:p>63317</text:p>
              </table:table-cell>
              <table:table-cell office:value-type="float" office:value="62327">
                <text:p>6232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64417">
                <text:p>64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63707">
                <text:p>63707</text:p>
              </table:table-cell>
              <table:table-cell office:value-type="float" office:value="64747">
                <text:p>64747</text:p>
              </table:table-cell>
              <table:table-cell office:value-type="float" office:value="63437">
                <text:p>63437</text:p>
              </table:table-cell>
              <table:table-cell office:value-type="float" office:value="62297">
                <text:p>6229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64557">
                <text:p>64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63797">
                <text:p>63797</text:p>
              </table:table-cell>
              <table:table-cell office:value-type="float" office:value="64427">
                <text:p>64427</text:p>
              </table:table-cell>
              <table:table-cell office:value-type="float" office:value="63327">
                <text:p>63327</text:p>
              </table:table-cell>
              <table:table-cell office:value-type="float" office:value="61917">
                <text:p>6191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3787">
                <text:p>63787</text:p>
              </table:table-cell>
              <table:table-cell office:value-type="float" office:value="64357">
                <text:p>64357</text:p>
              </table:table-cell>
              <table:table-cell office:value-type="float" office:value="63287">
                <text:p>63287</text:p>
              </table:table-cell>
              <table:table-cell office:value-type="float" office:value="61887">
                <text:p>618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